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style>
    <style:style style:name="P3" style:family="paragraph" style:parent-style-name="Standard" style:master-page-name="Standard">
      <style:paragraph-properties style:page-number="auto"/>
    </style:style>
    <style:style style:name="T1" style:family="text">
      <style:text-properties style:font-name="Arial"/>
    </style:style>
    <style:style style:name="T2" style:family="text">
      <style:text-properties style:font-name="Arial" officeooo:rsid="001c1863"/>
    </style:style>
    <style:style style:name="T3" style:family="text">
      <style:text-properties style:font-name="Arial" officeooo:rsid="001c8f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flexion:</text:span></text:p>
      <text:p text:style-name="P1"/>
      <text:p text:style-name="P2"><text:span text:style-name="T1">In dieser ansprechenden Lehrveranstaltung ging es um die Themenbereiche Motivation und Animation. Geleitet wurde </text:span><text:span text:style-name="T2">der Tag</text:span><text:span text:style-name="T1"> von Daniel Gajdusek-Schuster und Sabine Schuster, die meiner Meinung nach </text:span><text:span text:style-name="T2">e</text:span><text:span text:style-name="T1">in tolles Team abgeben und auch super Ideen und Ansichten mitbringen.</text:span></text:p>
      <text:p text:style-name="P2"><text:span text:style-name="T1">Gestartet haben wir mit einer kleinen Vorstellung der Referenten und anschließend einem Ablaufplan, wie wir den Tag gestalten werden. Hierfür wurden Plakate verwendet. Das wurde auch erläutert und mir ist wieder bewusst geworden wie gut sich Plakate eignen um </text:span><text:span text:style-name="T2">Leuten</text:span><text:span text:style-name="T1"> einen groben Überblick über den Tag zu vermitteln. Das hilft auch den </text:span><text:span text:style-name="T2">individuellen Personen</text:span><text:span text:style-name="T1"> sich ein </text:span><text:span text:style-name="T2">wenig zu recht</text:span><text:span text:style-name="T1"> zu finden. </text:span><text:span text:style-name="T2">D</text:span><text:span text:style-name="T1">adurch erhalten sie Sicherheit </text:span><text:span text:style-name="T2">und vertrauen</text:span><text:span text:style-name="T1">, was bei Kindern ein großer Faktor ist.</text:span></text:p>
      <text:p text:style-name="P2"><text:span text:style-name="T1">Im Laufe des Tages wurden auch viele Spiele vorgeführt und auch gleich ausprobiert. Viele dieser Spiele waren mir schon bekannt, weil ich schon tiefgreifende Erfahrungen mit Kindern in Großgruppen und Kerngruppen habe, aber ich konnte mir doch einige neue Denkansätze herausnehmen, weil ich die Sache jetzt aus einem anderen Blickwinkel betrachte. </text:span><text:span text:style-name="T2">Zusätzlich trägt a</text:span><text:span text:style-name="T1">uch die Unterstützung der Vortragenden noch dazu bei, dass ich Selbstvertrauen in meine Methoden die ich schon ohne Ausbildung anwenden konnte, habe.</text:span></text:p>
      <text:p text:style-name="P2"><text:span text:style-name="T1">Bei der </text:span><text:span text:style-name="T2">soziographischen </text:span><text:span text:style-name="T1">„Vermessung“ der Gruppe als Kennenlernspiel hat mir besonders gefallen, dass man auch den Raum super nutzen kann und die Teilnehmer nicht nur in einer Reihe aufstellen lassen muss. Interessant </text:span><text:span text:style-name="T2">fand ich</text:span><text:span text:style-name="T1"> auch, dass man solche Spiele gezielt verwenden kann um herauszufinden was ich selber über die Gruppe wissen will.</text:span></text:p>
      <text:p text:style-name="P2"><text:span text:style-name="T1">Nach der Mittagspause gab es von Daniel eine kleine Demonstration, dass darstellendes Spiel und Schauspielerei auch bei den noch so kleinen Auflockerungsspielen, wie zum Beispiel „Pferderennen“ oder „Orchester“ sehr dazu bei tragen, noch mehr Energie in die Gemeinschaft fließen lassen </text:span><text:span text:style-name="T2">zu können</text:span><text:span text:style-name="T1">. Das werde ich </text:span><text:span text:style-name="T2">auf alle Fälle</text:span><text:span text:style-name="T1"> in meine Arbeit mit den Kindern einfließen lassen, obwohl ich da noch viel an mir arbeiten muss.</text:span></text:p>
      <text:p text:style-name="P2"><text:span text:style-name="T1">Am Ende des Seminars hatten wir noch die Möglichkeit eigene Spiele in mittelgroßen Gruppen vorzustellen. Mein Spiel war „Zur Supp</text:span><text:span text:style-name="T2">'</text:span><text:span text:style-name="T1">n“, das auch von den Anderen mit viel Begeisterung aufgenommen wurde. Wir waren sogar kreativ und haben eigene Abwandlungen <text:s/>der Regeln einfließen lassen. Da hat mich beeindruckt wie viele kreative </text:span><text:soft-page-break/><text:span text:style-name="T1">Ideen die verschiedenen Personen einbringen können.</text:span></text:p>
      <text:p text:style-name="P2"><text:span text:style-name="T1">Eine Teilnehmerin brachte uns das „Detektivspiel“ näher, wobei es um Achtsamkeit und auch Bewegung geht </text:span><text:span text:style-name="T3">welches ich</text:span><text:span text:style-name="T1"> auf jeden Fall auch einmal </text:span><text:span text:style-name="T3">mit Kindern spielen werde</text:span><text:span text:style-name="T1">.</text:span></text:p>
      <text:p text:style-name="P2"><text:span text:style-name="T1">Beim theoretischen Teil der Lehrveranstaltung ist mir besonders in Erinnerung geblieben, dass man Theorie </text:span><text:span text:style-name="T3">noch</text:span><text:span text:style-name="T1"> mit körperlicher Erfahrung verstärken kann. So half mir bei der Kategorisierung von Motiven bzw. Energiequellen in ein Raster mit den intrinsischen/extrinsischen und primären/sekundären Motiven, dass wir uns dann auch noch im Raum </text:span><text:span text:style-name="T3">aufstellten</text:span><text:span text:style-name="T1">. Dabei kamen wird drauf, dass </text:span><text:span text:style-name="T3">es</text:span><text:span text:style-name="T1"> oft gar nicht so starr definiert ist, und sich die Motivation auch im Laufe des Tages ändern kann. Was mir </text:span><text:span text:style-name="T3">zusätzlich noch</text:span><text:span text:style-name="T1"> stark in Erinnerung blieb ist, dass der Sprung </text:span><text:span text:style-name="T3">im Hirn</text:span><text:span text:style-name="T1">, </text:span><text:span text:style-name="T3">sich </text:span><text:span text:style-name="T1">an „der Sache an </text:span><text:span text:style-name="T3">S</text:span><text:span text:style-name="T1">ich</text:span><text:span text:style-name="T3">“</text:span><text:span text:style-name="T1"> </text:span><text:span text:style-name="T3">zu erfreuen</text:span><text:span text:style-name="T1"> nur von einem selber aus gehen kann.</text:span></text:p>
      <text:p text:style-name="P2"><text:span text:style-name="T1">Ein anderer theoretischer Aspekt des Vortrags war, wie wir vom „Spiel als ursprüngliche Lebenskompetenzentwicklung“ bis hin zur „Sinnlichen Erfahrung“ kommen. Dabei wurde mir wieder vor Augen geführt, dass Kinder sowieso von Haus aus spielfreudig sind, weil sie im Grunde nur Dinge machen die ihnen Spaß machen. Natürlich können wir die Kinder noch zusätzlich animieren mitzumachen indem wir selbst von der Sache überzeugt und mit Begeisterung dabei sind. Dass man auch viel mit Material, fixen Regeln und Mitbestimmung der Kinder bei tragen kann die Kinder zu motivieren wurde mir auch wieder bewusst gemacht.</text:span></text:p>
      <text:p text:style-name="P2"><text:span text:style-name="T1">Die Aufgabenstellungen wo wir mittels Plakaten eigene Gedanken und Lernfortschritte in Gruppen erarbeiten und anschließend präsentieren sollten waren für mich nicht so ansprechend. Das liegt weniger an den Aufgabenstellungen als an der Tatsache, dass ich in zufälligen Gruppen meist das Bedürfnis habe die Leiterrolle zu übernehmen obwohl ich mir vor nehme mich zurückzuhalten. Wenn ich mich dann aber zurück halte, geht mir der Fortschritt der Arbeit zu langsam voran und ich werde ungeduldig. Weiters habe ich auch noch die Erfahrung gemacht, dass sich selten wer so richtig fürs Plakate </text:span><text:span text:style-name="T3">malen</text:span><text:span text:style-name="T1"> begeistern kann und diese dann eher lieblos gestaltet werden.</text:span></text:p>
      <text:p text:style-name="P2"><text:span text:style-name="T1">Abschließend kann ich sagen, dass mir diese Lehrveranstalung sehr gut gefallen hat, und ich bin mir sicher, dass ich die vermittelten Ideen und Konzepte gut in meiner Arbeit mit Kindern einfließen lass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de" fo:country="D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72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header>
        <text:p text:style-name="Header"><text:span text:style-name="MT1">Motivation und Animation<text:tab/>144<text:tab/>Ref.: Gajdusek-Schuster &amp; Schuster</text:span></text:p>
      </style:header>
      <style:footer>
        <text:p text:style-name="Footer"><text:span text:style-name="MT1"><text:tab/>Matthias Steindl<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7:16:59</meta:creation-date>
    <dc:language>de-DE</dc:language>
    <dc:date>2016-02-03T19:07:43.233000000</dc:date>
    <meta:editing-cycles>8</meta:editing-cycles>
    <meta:editing-duration>PT47M50S</meta:editing-duration>
    <meta:generator>LibreOffice/4.3.6.2$Windows_x86 LibreOffice_project/d50a87b2e514536ed401c18000dad4660b6a169e</meta:generator>
    <meta:document-statistic meta:table-count="0" meta:image-count="0" meta:object-count="0" meta:page-count="2" meta:paragraph-count="14" meta:word-count="721" meta:character-count="4782" meta:non-whitespace-character-count="4073"/>
  </office:meta>
</office:document-meta>
</file>